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30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0.658cm"/>
    </style:style>
    <style:style style:name="co26" style:family="table-column">
      <style:table-column-properties fo:break-before="auto" style:column-width="5.2cm"/>
    </style:style>
    <style:style style:name="co27" style:family="table-column">
      <style:table-column-properties fo:break-before="auto" style:column-width="0.725cm"/>
    </style:style>
    <style:style style:name="co28" style:family="table-column">
      <style:table-column-properties fo:break-before="auto" style:column-width="1.339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stand ab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rn zufällige Karten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en, wann der letzte Spieler eine Karte ausgespiel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eine Karte ausspiel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deck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gespielte 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ehmende Spieler anzeige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</table:table-row>
      </table:table>
      <table:table table:name="US 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stand abspeich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aktuell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stand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angezeigt wer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zeigen durchgeführt wurd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 und was wird dann erwartet?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aktuelle Spielstand 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Beim Starten vom Spiel ist die Anzeige auf 7, später wird sie minimiert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Spielpunkt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sich die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Anzeige soll während dem ganzen Spielverlauf angezeigt werden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eine Runde des Spieles beendet wurde, muss sich die Anzeige veränd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ie Runde wird nicht als gewonnen gezäh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Werte für Spielpunkte sind: 3, 2,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Bei den Sieger der Runde werden die gewonnen Spielpunkte vom Stand subtrahie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Spielpunkte des Gewinners müssen sich nach jeder Runde ändern.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e Runde wird gespie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iner der Spieler gewinnt und die gewonnenen Spielpunkte werden von den 7 subtrah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beim Start 7 Spielpunkte angezeigt werd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nzeige überprü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werden 7 Spielpunkte angezeigt</text:p>
          </table:table-cell>
          <table:table-cell table:number-columns-repeated="9"/>
        </table:table-row>
      </table:table>
      <table:table table:name="US16" table:style-name="ta1"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ielern zufällige Karten austeil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teil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automatisch definiert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geteilt werden?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Welche Schritte sind nötig, um automatisch austeilen auszuführen?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teilen komplett abgeschlossen?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teilen genau durchgeführ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 soll ausgeteil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teilt wurde?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as „Spiel“ muss die Karten automatisch austeilen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Beim Rundenstart erhalten die Spieler ihre Karten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m Beginn des Spiels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folgt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oberste Karte auf dem Vorratsstapel wird als Trumpfkarte aufgedeckt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er erhalten 5 Kart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e neue Runde begin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Spieler ihre Karten haben und der Trumpf offen lieg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as Spiel muss gestartet se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</table:table>
      <table:table table:name="US17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ie tumpfanzeigende Karte aufdeck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d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trumpfanzeigenden Karte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fdecken stattfinden?</text:p>
          </table:table-cell>
          <table:table-cell table:number-columns-repeated="7"/>
          <table:table-cell office:value-type="string" calcext:value-type="string">
            <text:p>S_2</text:p>
          </table:table-cell>
          <table:table-cell office:value-type="string" calcext:value-type="string">
            <text:p>Welceh optionalen/verpflichtenden Aspekte gelten für die trumpfanzeigende Kart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fdecken komplett abgeschlossen?</text:p>
          </table:table-cell>
          <table:table-cell table:number-columns-repeated="7"/>
          <table:table-cell office:value-type="string" calcext:value-type="string">
            <text:p>S_3</text:p>
          </table:table-cell>
          <table:table-cell office:value-type="string" calcext:value-type="string">
            <text:p>Wie siet das Layout der trumpfanzeigenden Karte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aufgedeckt werden?</text:p>
          </table:table-cell>
          <table:table-cell table:number-columns-repeated="7"/>
          <table:table-cell office:value-type="string" calcext:value-type="string">
            <text:p>S_4</text:p>
          </table:table-cell>
          <table:table-cell office:value-type="string" calcext:value-type="string">
            <text:p>Welche Inhalte von der trumpfanzeigenden Karte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aufdecken geprüf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Karte wird vom „spiel“ selbst aufgedeckt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Nach jedem neuen Rundenstart und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Es wird eine Karte vom Kartendeck ausgewählt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neue Runde gestartet wurde</text:p>
          </table:table-cell>
          <table:table-cell table:number-columns-repeated="4"/>
          <table:table-cell office:value-type="string" calcext:value-type="string">
            <text:p>zu beginn des Spiels, sobald sich min.</text:p>
          </table:table-cell>
          <table:table-cell table:number-columns-repeated="2"/>
          <table:table-cell office:value-type="string" calcext:value-type="string">
            <text:p>S_2</text:p>
          </table:table-cell>
          <table:table-cell office:value-type="string" calcext:value-type="string">
            <text:p>Es kann nur eine Karte tumpfanzeigende Karte aufgedeckt werd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ie trumpfanzeigende Karte am Tisch offen liegt</text:p>
          </table:table-cell>
          <table:table-cell table:number-columns-repeated="4"/>
          <table:table-cell office:value-type="string" calcext:value-type="string">
            <text:p>zwei Spieler am Tisch befinden und </text:p>
          </table:table-cell>
          <table:table-cell table:number-columns-repeated="2"/>
          <table:table-cell office:value-type="string" calcext:value-type="string">
            <text:p>S_3</text:p>
          </table:table-cell>
          <table:table-cell office:value-type="string" calcext:value-type="string">
            <text:p>Das Layout entspricht der Karten des Kartendecks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Bei jedem neuen Rundenstart</text:p>
          </table:table-cell>
          <table:table-cell table:number-columns-repeated="4"/>
          <table:table-cell office:value-type="string" calcext:value-type="string">
            <text:p>das Spiel gestartet wurde</text:p>
          </table:table-cell>
          <table:table-cell table:number-columns-repeated="2"/>
          <table:table-cell office:value-type="string" calcext:value-type="string">
            <text:p>S_4</text:p>
          </table:table-cell>
          <table:table-cell office:value-type="string" calcext:value-type="string">
            <text:p>Die Karte muss zufällig gewählt werd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kann geprüft werden, ob die trumpfanzeigende Karte offen lieg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s muss eine trmpfanzeigende Karten geb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</table:table>
      <table:table table:name="US21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ine Karte aufnehm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eine Karte aufgenommen werden?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ürft werden, ob eine Karte aufgenommen wurde?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keine Karte aufnehmen kann?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Gewinner des Stichs nimmt zuerst eine Karte vom Talon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Nach jedem Stich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ch der Verlierer (zufällige Karten)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Spieler eine neue Karte in der Hand hä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in Spieler muss einen Stich gewinne/verl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office:value-type="string" calcext:value-type="string">
            <text:p>Es müssen sich Karten im Kartendeck befind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st, ob jedem Spieler nach einem Stich eine zufäli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spielt eine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 gibt Kart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Punkte vom Stich werden dem Gewinner übertra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erhält eine zufällige Karte vom Kartendeck un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nach der Verlie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chbedin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müssen sich noch Karten im Kartendeck befinden</text:p>
          </table:table-cell>
          <table:table-cell table:number-columns-repeated="9"/>
        </table:table-row>
      </table:table>
      <table:table table:name="US22" table:style-name="ta1"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ist am Zug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ist ein Spieler am Zug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 ob ein Spieler am Zug ist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der den letzten Stich gewonnen hat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 der Gewinner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r eine Karte ausspielen kan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Karten müssen sich am Tisch befin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Gewinner muss Karte zum Ausspielen besitz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spiel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mit einer höherwertigen Kar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zweite Spieler bekommt die Punkte und ist am Zug</text:p>
          </table:table-cell>
          <table:table-cell table:number-columns-repeated="4"/>
        </table:table-row>
      </table:table>
      <table:table table:name="US23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gezeigt durchgeführt werden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gezeigt wur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?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n Gewinner des Stichs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 jedem Stich bis die Runde zu Ende ist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Gewinner am Display ersch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gib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Zweiter Spieler gibt eine niederwertige Karte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rster Spieler bekommt ein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ster Spieler wird als Gewinner angezeigt</text:p>
          </table:table-cell>
          <table:table-cell table:number-columns-repeated="4"/>
        </table:table-row>
      </table:table>
      <table:table table:name="US24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kennen, wann der letzte Spieler eine Karte ausgespielt h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dergrund:</text:p>
          </table:table-cell>
          <table:table-cell office:value-type="string" calcext:value-type="string">
            <text:p>anzeigen wer eine Karte ausspiel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Züg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Züg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Züg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Mitspieler vor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Beide Spieler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Eine eigene Karte und eine Karte des Mitspielers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Zwei Spieler müssen eine Karte ausspie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in Spieler eine Karte zum Ausspielen ausgewählt hat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Nachdem beide Spieler am Zug waren, müssen sich 2 Karten am Tisch befinden, einer der beiden Spieler ist der Gewinner/Verlier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Ein Mitspieler besitzt 5 zufällige Karten und einen Nicknam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Beginn und nach jedem Stich, bis die Runde zu Ende 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n der Rei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Man ist nicht an der Reihe, und man muss warten bis der Gegner eine Karte ausspiel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Karte muss von einem Mitspieler ausgespielt worden sei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ch bin am Zug und spiele eine Karte gegen seine aus</text:p>
          </table:table-cell>
          <table:table-cell table:number-columns-repeated="5"/>
        </table:table-row>
      </table:table>
      <table:table table:name="US25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Zug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einen Zug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elche Inhalte von Zug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gelten für Handkart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nde Aspekte gelten für Handkarten?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elche Inhalte von Handkart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 der am Zug ist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e eigene Karte die ausgewählt wurd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, von dem Spieler der am Zug ist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Spieler muss eine Karte von seinen Handkarte auswäh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er Spieler der am Zug ist eine Karte ausgewählt hat und diese sich am Tisch befindet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Die ausgewählte Karte muss eine Karte von den Handkarten sein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Auswahl einer Karte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Die Handkarten bestehen zu Beginn aus 5 zufälligen Karten, die sich im weiten Spieleverlauf, durch ablegen und aufnehmen änder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 Spieler am Zug ist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Handkarten sind zufällig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Handkarten dürfen nicht doppelt vorkommen, und es dürfen sich nicht mehr, als 5 in der Hand des Spielers befinden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m Zu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Das der Spieler nicht am Zug ist, es muss bewartet werden bis der Gegner einer Karte wähl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Spieler müssen sich am Tisch befind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Die Karte darf nur ausgespielt werden, wenn sie den Spielregeln entsprich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ist am Zu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kann ausgewählte Karte ausspielen</text:p>
          </table:table-cell>
          <table:table-cell table:number-columns-repeated="7"/>
        </table:table-row>
      </table:table>
      <table:table table:name="US28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artendeck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gespielte 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ilnehmende Spieler anzeig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/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meine Karten, das Kartendeck, die ausgespielten 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ten und die anderen Spieler und das Spielfeld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?Tis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</table:table>
      <table:table table:name="US29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?Tisc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</table:table>
      <table:table table:name="US30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ehen?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ortierter Reihenfolge vor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kpekte gelten für sortierter Reihenfolg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sortierter Reihenfolge und nach welchen Regeln soll überprüft werden?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Die 5 Handkart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Die 5 Handkarten müssen sortiert werd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Die 5 Handkarten müssen nach ihren Wert in absteigender Reihenfolge sortiert werde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Handkarten müssen ausgeteilt sei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gestart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.00.0000</text:date>, <text:time style:data-style-name="N2" text:time-value="12:38:41.107915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4-03T14:02:35.810064778</dc:date>
    <meta:editing-duration>PT5H16M53S</meta:editing-duration>
    <meta:editing-cycles>28</meta:editing-cycles>
    <meta:generator>LibreOffice/4.2.7.2$Linux_X86_64 LibreOffice_project/420m0$Build-2</meta:generator>
    <meta:document-statistic meta:table-count="12" meta:cell-count="739" meta:object-count="0"/>
  </office:meta>
</office:document-meta>
</file>